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hatch-name="hatch"/>
      <style:paragraph-properties fo:margin-top="0.101cm" fo:margin-bottom="0.499cm" style:contextual-spacing="false" fo:line-height="115%" fo:break-before="page"/>
      <style:text-properties fo:font-variant="normal" fo:text-transform="none" fo:color="#000000" loext:opacity="100%" style:text-line-through-style="none" style:text-line-through-type="none" fo:font-size="14pt" style:text-underline-style="none" officeooo:rsid="0042820b" officeooo:paragraph-rsid="0051a3eb" style:text-blinking="false" fo:background-color="transparent" style:font-size-asian="14pt" style:font-size-complex="14pt"/>
    </style:style>
    <style:style style:name="P3"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P4" style:family="paragraph" style:parent-style-name="Text_20_body">
      <style:paragraph-properties fo:margin-top="0cm" fo:margin-bottom="0.499cm" style:contextual-spacing="false" fo:line-height="150%"/>
      <style:text-properties officeooo:paragraph-rsid="0046b883"/>
    </style:style>
    <style:style style:name="P5" style:family="paragraph" style:parent-style-name="Text_20_body">
      <style:paragraph-properties fo:margin-top="0cm" fo:margin-bottom="0.499cm" style:contextual-spacing="false" fo:line-height="150%"/>
    </style:style>
    <style:style style:name="P6" style:family="paragraph" style:parent-style-name="Text_20_body" style:list-style-name="L3">
      <style:paragraph-properties fo:line-height="150%"/>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loext:graphic-properties draw:fill-hatch-name="hatch"/>
      <style:paragraph-properties fo:margin-top="0.101cm" fo:margin-bottom="0.499cm" style:contextual-spacing="false" fo:line-height="115%"/>
      <style:text-properties officeooo:rsid="005614cc" officeooo:paragraph-rsid="005614cc"/>
    </style:style>
    <style:style style:name="P10" style:family="paragraph" style:parent-style-name="Text_20_body">
      <loext:graphic-properties draw:fill-hatch-name="hatch"/>
      <style:paragraph-properties fo:margin-top="0.101cm" fo:margin-bottom="0.499cm" style:contextual-spacing="false" fo:line-height="115%"/>
      <style:text-properties officeooo:rsid="005614cc" officeooo:paragraph-rsid="0057d045"/>
    </style:style>
    <style:style style:name="P11" style:family="paragraph" style:parent-style-name="Text_20_body">
      <loext:graphic-properties draw:fill-hatch-name="hatch"/>
      <style:paragraph-properties fo:margin-top="0.101cm" fo:margin-bottom="0.499cm" style:contextual-spacing="false" fo:line-height="115%"/>
      <style:text-properties officeooo:rsid="0057d045" officeooo:paragraph-rsid="0057d045"/>
    </style:style>
    <style:style style:name="T1" style:family="text">
      <style:text-properties officeooo:rsid="0050d310"/>
    </style:style>
    <style:style style:name="T2" style:family="text">
      <style:text-properties officeooo:rsid="00495328"/>
    </style:style>
    <style:style style:name="T3" style:family="text">
      <style:text-properties officeooo:rsid="004b0446"/>
    </style:style>
    <style:style style:name="T4" style:family="text">
      <style:text-properties officeooo:rsid="0051d68a"/>
    </style:style>
    <style:style style:name="T5" style:family="text">
      <style:text-properties fo:font-size="14pt" style:font-size-asian="14pt" style:font-size-complex="14pt"/>
    </style:style>
    <style:style style:name="T6" style:family="text">
      <style:text-properties fo:font-size="14pt" officeooo:rsid="0042820b" style:font-size-asian="14pt" style:font-size-complex="14pt"/>
    </style:style>
    <style:style style:name="T7" style:family="text">
      <style:text-properties fo:font-size="14pt" officeooo:rsid="00495328" style:font-size-asian="14pt" style:font-size-complex="14pt"/>
    </style:style>
    <style:style style:name="T8" style:family="text">
      <style:text-properties fo:font-size="14pt" officeooo:rsid="0057d045" style:font-size-asian="14pt" style:font-size-complex="14pt"/>
    </style:style>
    <style:style style:name="T9" style:family="text">
      <style:text-properties officeooo:rsid="00546872"/>
    </style:style>
    <style:style style:name="T10" style:family="text">
      <style:text-properties officeooo:rsid="005614c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Call to Worship</text:span> (<text:span text:style-name="T10">2</text:span> <text:span text:style-name="T10">Cor 5:21</text:span>) / <text:span text:style-name="Strong_20_Emphasis">Opening prayer</text:span> (John A)</text:p>
      <text:p text:style-name="P5"><text:span text:style-name="Strong_20_Emphasis">Praise</text:span>: <text:span text:style-name="Emphasis">It Is A Thing Most Wonderful</text:span></text:p>
      <text:p text:style-name="P5"><text:span text:style-name="Strong_20_Emphasis">Bible Reading</text:span>: Isaiah 66:12-24 (Pam W)</text:p>
      <text:p text:style-name="Text_20_body"><text:span text:style-name="Strong_20_Emphasis">Announcements</text:span> (JA)</text:p>
      <text:list text:style-name="L3">
        <text:list-item>
          <text:p text:style-name="P7">Welcome to Paul Jung</text:p>
        </text:list-item>
        <text:list-item>
          <text:p text:style-name="P7">Thanks to all who attended and helped on yesterday’s working bee</text:p>
        </text:list-item>
        <text:list-item>
          <text:p text:style-name="P7">Samuel Christian next week</text:p>
        </text:list-item>
        <text:list-item>
          <text:p text:style-name="P6">Equip Conference (Mook)</text:p>
        </text:list-item>
      </text:list>
      <text:p text:style-name="P5"><text:span text:style-name="Strong_20_Emphasis">Sunday School</text:span> (Mia O, Jack W)</text:p>
      <text:p text:style-name="P5"><text:span text:style-name="Strong_20_Emphasis">Praise</text:span>: <text:span text:style-name="Emphasis">There Is A Higher Throne</text:span></text:p>
      <text:p text:style-name="P5"><text:span text:style-name="Strong_20_Emphasis">Prayer for the church and the world</text:span>  (JA)</text:p>
      <text:p text:style-name="P5"><text:span text:style-name="Strong_20_Emphasis">Bible reading</text:span>: Luke 12:49-59 (Marjo A)</text:p>
      <text:p text:style-name="P5"><text:span text:style-name="Strong_20_Emphasis">Praise</text:span>: <text:span text:style-name="Emphasis">Consider Christ</text:span></text:p>
      <text:p text:style-name="P5"><text:span text:style-name="Strong_20_Emphasis">Sermon</text:span>: “TURN OR BURN” (Paul Jung)</text:p>
      <text:p text:style-name="P5"><text:span text:style-name="Strong_20_Emphasis">Praise</text:span>: <text:span text:style-name="Emphasis">I Set My Hope</text:span></text:p>
      <text:p text:style-name="P5"><text:span text:style-name="Strong_20_Emphasis">Benediction</text:span> (PJ)</text:p>
      <text:p text:style-name="P5"/>
      <text:p text:style-name="Text_20_body"><text:span text:style-name="Strong_20_Emphasis">Sermon Outline</text:span></text:p>
      <text:p text:style-name="Text_20_body">“TURN OR BURN”   (Luke 12:49-59)</text:p>
      <text:p text:style-name="Text_20_body">Introduction</text:p>
      <text:list text:style-name="L4">
        <text:list-item>
          <text:p text:style-name="P8">Jesus brings fire and divides the world</text:p>
        </text:list-item>
        <text:list-item>
          <text:p text:style-name="P8">Read the signs and judge for yourself</text:p>
        </text:list-item>
        <text:list-item>
          <text:p text:style-name="P8">Turn to God before it’s too late</text:p>
        </text:list-item>
      </text:list>
      <text:p text:style-name="Text_20_body">Conclusion</text:p>
      <text:p text:style-name="P2"><text:span text:style-name="Strong_20_Emphasis">Call to Worship</text:span> <text:span text:style-name="T4">(</text:span><text:span text:style-name="T10">2</text:span><text:span text:style-name="T4"> </text:span><text:span text:style-name="T10">Corinthians 5:21</text:span><text:span text:style-name="T4">) </text:span><text:span text:style-name="T1">&amp;</text:span> <text:span text:style-name="Strong_20_Emphasis">Opening prayer</text:span> </text:p>
      <text:p text:style-name="Opening_5f_Verse">For our sake he made him to be sin who knew no sin, so that in him we might become the righteousness of God.</text:p>
      <text:p text:style-name="P10"><text:span text:style-name="T8">Let us pray.</text:span></text:p>
      <text:p text:style-name="P10"><text:span text:style-name="T6">H</text:span><text:span text:style-name="T5">eavenly Father, we gather today to worship because of Your great mercy and unfathomable love for us. In Your will and purpose, we see that Jesus was able and willing to take the punishment that was due to us.</text:span></text:p>
      <text:p text:style-name="P9"><text:span text:style-name="T5">Although He was sinless and Perfect, He took upon Himself our sin, and instead gave us His righteousness, so that we could be reconciled to You. What the first Adam lost, Jesus the last and greater Adam won back, so that we could return to fellowship with You as orignally intended for Adam and Eve.</text:span></text:p>
      <text:p text:style-name="P10"><text:span text:style-name="T6">F</text:span><text:span text:style-name="T5">or us who live in a fallen world, this is a wonder of wonders, and a miracle </text:span><text:span text:style-name="T8">almost impossible </text:span><text:span text:style-name="T5">to </text:span><text:span text:style-name="T8">imagin</text:span><text:span text:style-name="T5">e. </text:span><text:span text:style-name="T8">We pray that today as we gather, we may be led by the Holy Spirit to offer up</text:span><text:span text:style-name="T5"> </text:span><text:span text:style-name="T8">praises worthy of the Creator of the Universe and Redeemer of our souls.</text:span></text:p>
      <text:p text:style-name="P11"><text:span text:style-name="T8">I</text:span><text:span text:style-name="T5">n Jesus Name we ask, Amen.</text:span></text:p>
      <text:p text:style-name="P3"><text:span text:style-name="T6">[</text:span><text:span text:style-name="T7">It Is A Thing Most Wonderful</text:span><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46872"/>
    </style:style>
    <style:style style:name="MT2" style:family="text">
      <style:text-properties officeooo:rsid="00495328"/>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5</text:span><text:span text:style-name="MT2">th</text:span> <text:span text:style-name="MT1">June</text:span><text:span text:style-name="MT3">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6-14T21:43:48.465551194</dc:date>
    <meta:editing-duration>PT6H41M20S</meta:editing-duration>
    <meta:editing-cycles>48</meta:editing-cycles>
    <meta:generator>LibreOffice/24.2.7.2$Linux_X86_64 LibreOffice_project/420$Build-2</meta:generator>
    <meta:print-date>2024-02-03T21:06:33.278074986</meta:print-date>
    <meta:document-statistic meta:table-count="0" meta:image-count="0" meta:object-count="0" meta:page-count="2" meta:paragraph-count="32" meta:word-count="327" meta:character-count="1727" meta:non-whitespace-character-count="1435"/>
  </office:meta>
</office:document-meta>
</file>